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812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8.814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a54c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paragraph-rsid="000a54c0" style:font-size-asian="11pt" style:language-asian="zxx" style:country-asian="none" style:font-weight-asian="normal" style:font-name-complex="Arial1" style:font-size-complex="11pt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a54c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54c0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54c0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language="zxx" fo:country="none" fo:font-style="normal" fo:font-weight="normal" style:font-size-asian="11pt" style:language-asian="zxx" style:country-asian="none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arial"/>
    </style:style>
    <style:style style:name="P11" style:family="paragraph" style:parent-style-name="UrbanBody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0a54c0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ff0000"/>
    </style:style>
    <style:style style:name="T6" style:family="text">
      <style:text-properties officeooo:rsid="0005b996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self.getPortionOutsText()</text:text-input></text:p>
      <text:p text:style-name="P7"/>
      <text:p text:style-name="P7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11"><office:annotation><dc:creator>Christophe Delcourt</dc:creator><dc:date>2018-01-17T16:40:41</dc:date><text:p text:style-name="P14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<text:span text:style-name="T13">do text if 'NO FIELD' in event_helper.get_wspm_decision_date() and tool.formatDate(urbanEventObj.getDecisionDate())</text:span>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0-12-02T09:47:42.071680808</dc:date>
    <meta:editing-duration>PT3H3M32S</meta:editing-duration>
    <meta:editing-cycles>73</meta:editing-cycles>
    <meta:document-statistic meta:table-count="1" meta:image-count="0" meta:object-count="0" meta:page-count="1" meta:paragraph-count="16" meta:word-count="164" meta:character-count="1339" meta:non-whitespace-character-count="1210"/>
  </office:meta>
</office:document-meta>
</file>